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octet-stream" manifest:full-path="OleObj1"/>
  <manifest:file-entry manifest:media-type="application/octet-stream" manifest:full-path="OleObj2"/>
  <manifest:file-entry manifest:media-type="application/octet-stream" manifest:full-path="OleObj3"/>
  <manifest:file-entry manifest:media-type="application/octet-stream" manifest:full-path="OleObj4"/>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justify" style:justify-single-word="false"/>
    </style:style>
    <style:style style:name="P2" style:family="paragraph" style:parent-style-name="Standard">
      <style:paragraph-properties fo:margin-left="0cm" fo:margin-right="0cm" fo:margin-top="0cm" fo:margin-bottom="0.353cm" fo:line-height="115%" fo:text-align="justify" style:justify-single-word="false" fo:text-indent="0.635cm" style:auto-text-indent="false"/>
    </style:style>
    <style:style style:name="P3" style:family="paragraph" style:parent-style-name="Standard">
      <style:paragraph-properties fo:margin-top="0cm" fo:margin-bottom="0.353cm" fo:line-height="115%" fo:text-align="justify" style:justify-single-word="false"/>
      <style:text-properties style:use-window-font-color="true" style:font-name="Arial" fo:font-size="18pt" fo:font-weight="bold" fo:background-color="transparent" style:font-name-asian="Arial" style:font-name-complex="Arial"/>
    </style:style>
    <style:style style:name="P4" style:family="paragraph" style:parent-style-name="Standard">
      <style:paragraph-properties fo:margin-top="0cm" fo:margin-bottom="0.353cm" fo:line-height="115%" fo:text-align="start" style:justify-single-word="false"/>
      <style:text-properties style:use-window-font-color="true" style:font-name="Arial" fo:font-size="18pt" fo:font-weight="bold" fo:background-color="transparent" style:font-name-asian="Arial" style:font-name-complex="Arial"/>
    </style:style>
    <style:style style:name="P5" style:family="paragraph" style:parent-style-name="Standard">
      <style:paragraph-properties fo:margin-top="0cm" fo:margin-bottom="0.353cm" fo:line-height="115%" fo:text-align="center" style:justify-single-word="false"/>
      <style:text-properties style:use-window-font-color="true" style:font-name="Arial" fo:font-size="18pt" fo:font-weight="bold" fo:background-color="transparent" style:font-name-asian="Arial" style:font-name-complex="Arial"/>
    </style:style>
    <style:style style:name="P6" style:family="paragraph" style:parent-style-name="Standard">
      <style:paragraph-properties fo:margin-top="0cm" fo:margin-bottom="0.353cm" fo:line-height="115%" fo:text-align="start" style:justify-single-word="false"/>
      <style:text-properties style:use-window-font-color="true" style:font-name="Arial" fo:font-size="14pt" fo:font-weight="bold" fo:background-color="transparent" style:font-name-asian="Arial" style:font-name-complex="Arial"/>
    </style:style>
    <style:style style:name="P7" style:family="paragraph" style:parent-style-name="Standard" style:list-style-name="L21">
      <style:paragraph-properties fo:margin-top="0cm" fo:margin-bottom="0.353cm" fo:line-height="115%" fo:text-align="start" style:justify-single-word="false"/>
      <style:text-properties style:use-window-font-color="true" style:font-name="Arial" fo:font-size="14pt" fo:font-weight="bold" fo:background-color="transparent" style:font-name-asian="Arial" style:font-name-complex="Arial"/>
    </style:style>
    <style:style style:name="P8" style:family="paragraph" style:parent-style-name="Standard">
      <style:paragraph-properties fo:margin-top="0cm" fo:margin-bottom="0.353cm" fo:line-height="115%" fo:text-align="justify" style:justify-single-word="false"/>
      <style:text-properties style:use-window-font-color="true" style:font-name="Arial" fo:font-size="14pt" fo:font-weight="bold" fo:background-color="transparent" style:font-name-asian="Arial" style:font-name-complex="Arial"/>
    </style:style>
    <style:style style:name="P9" style:family="paragraph" style:parent-style-name="Standard" style:list-style-name="L32">
      <style:paragraph-properties fo:margin-top="0cm" fo:margin-bottom="0.353cm" fo:line-height="115%" fo:text-align="justify" style:justify-single-word="false"/>
      <style:text-properties style:use-window-font-color="true" style:font-name="Arial" fo:font-size="14pt" fo:font-weight="bold" fo:background-color="transparent" style:font-name-asian="Arial" style:font-name-complex="Arial"/>
    </style:style>
    <style:style style:name="P10" style:family="paragraph" style:parent-style-name="Standard" style:list-style-name="L33">
      <style:paragraph-properties fo:margin-top="0cm" fo:margin-bottom="0.353cm" fo:line-height="115%" fo:text-align="justify" style:justify-single-word="false"/>
      <style:text-properties style:use-window-font-color="true" style:font-name="Arial" fo:font-size="14pt" fo:font-weight="bold" fo:background-color="transparent" style:font-name-asian="Arial" style:font-name-complex="Arial"/>
    </style:style>
    <style:style style:name="P11" style:family="paragraph" style:parent-style-name="Standard">
      <style:paragraph-properties fo:margin-top="0cm" fo:margin-bottom="0.353cm" fo:line-height="115%" fo:text-align="start" style:justify-single-word="false"/>
      <style:text-properties style:use-window-font-color="true" style:font-name="Arial" fo:font-size="12pt" fo:font-weight="normal" fo:background-color="transparent" style:font-name-asian="Arial" style:font-name-complex="Arial"/>
    </style:style>
    <style:style style:name="P12" style:family="paragraph" style:parent-style-name="Standard" style:list-style-name="L19">
      <style:paragraph-properties fo:margin-top="0cm" fo:margin-bottom="0.353cm" fo:line-height="115%" fo:text-align="start" style:justify-single-word="false"/>
      <style:text-properties style:use-window-font-color="true" style:font-name="Arial" fo:font-size="12pt" fo:font-weight="normal" fo:background-color="transparent" style:font-name-asian="Arial" style:font-name-complex="Arial"/>
    </style:style>
    <style:style style:name="P13" style:family="paragraph" style:parent-style-name="Standard" style:list-style-name="L24">
      <style:paragraph-properties fo:margin-top="0cm" fo:margin-bottom="0.353cm" fo:line-height="115%" fo:text-align="start" style:justify-single-word="false"/>
      <style:text-properties style:use-window-font-color="true" style:font-name="Arial" fo:font-size="12pt" fo:font-weight="normal" fo:background-color="transparent" style:font-name-asian="Arial" style:font-name-complex="Arial"/>
    </style:style>
    <style:style style:name="P14" style:family="paragraph" style:parent-style-name="Standard">
      <style:paragraph-properties fo:margin-top="0cm" fo:margin-bottom="0.353cm" fo:line-height="115%" fo:text-align="justify" style:justify-single-word="false"/>
      <style:text-properties style:use-window-font-color="true" style:font-name="Arial" fo:font-size="12pt" fo:font-weight="normal" fo:background-color="transparent" style:font-name-asian="Arial" style:font-name-complex="Arial"/>
    </style:style>
    <style:style style:name="P15" style:family="paragraph" style:parent-style-name="Standard" style:list-style-name="L22">
      <style:paragraph-properties fo:margin-top="0cm" fo:margin-bottom="0.353cm" fo:line-height="115%" fo:text-align="justify" style:justify-single-word="false"/>
      <style:text-properties style:use-window-font-color="true" style:font-name="Arial" fo:font-size="12pt" fo:font-weight="normal" fo:background-color="transparent" style:font-name-asian="Arial" style:font-name-complex="Arial"/>
    </style:style>
    <style:style style:name="P16" style:family="paragraph" style:parent-style-name="Standard" style:list-style-name="L23">
      <style:paragraph-properties fo:margin-top="0cm" fo:margin-bottom="0.353cm" fo:line-height="115%" fo:text-align="justify" style:justify-single-word="false"/>
      <style:text-properties style:use-window-font-color="true" style:font-name="Arial" fo:font-size="12pt" fo:font-weight="normal" fo:background-color="transparent" style:font-name-asian="Arial" style:font-name-complex="Arial"/>
    </style:style>
    <style:style style:name="P17" style:family="paragraph" style:parent-style-name="Standard" style:list-style-name="L25">
      <style:paragraph-properties fo:margin-top="0cm" fo:margin-bottom="0.353cm" fo:line-height="115%" fo:text-align="justify" style:justify-single-word="false"/>
      <style:text-properties style:use-window-font-color="true" style:font-name="Arial" fo:font-size="12pt" fo:font-weight="normal" fo:background-color="transparent" style:font-name-asian="Arial" style:font-name-complex="Arial"/>
    </style:style>
    <style:style style:name="P18" style:family="paragraph" style:parent-style-name="Standard" style:list-style-name="L26">
      <style:paragraph-properties fo:margin-top="0cm" fo:margin-bottom="0.353cm" fo:line-height="115%" fo:text-align="justify" style:justify-single-word="false"/>
      <style:text-properties style:use-window-font-color="true" style:font-name="Arial" fo:font-size="12pt" fo:font-weight="normal" fo:background-color="transparent" style:font-name-asian="Arial" style:font-name-complex="Arial"/>
    </style:style>
    <style:style style:name="P19" style:family="paragraph" style:parent-style-name="Standard" style:list-style-name="L27">
      <style:paragraph-properties fo:margin-top="0cm" fo:margin-bottom="0.353cm" fo:line-height="115%" fo:text-align="justify" style:justify-single-word="false"/>
      <style:text-properties style:use-window-font-color="true" style:font-name="Arial" fo:font-size="12pt" fo:font-weight="normal" fo:background-color="transparent" style:font-name-asian="Arial" style:font-name-complex="Arial"/>
    </style:style>
    <style:style style:name="P20" style:family="paragraph" style:parent-style-name="Standard" style:list-style-name="L28">
      <style:paragraph-properties fo:margin-top="0cm" fo:margin-bottom="0.353cm" fo:line-height="115%" fo:text-align="justify" style:justify-single-word="false"/>
      <style:text-properties style:use-window-font-color="true" style:font-name="Arial" fo:font-size="12pt" fo:font-weight="normal" fo:background-color="transparent" style:font-name-asian="Arial" style:font-name-complex="Arial"/>
    </style:style>
    <style:style style:name="P21" style:family="paragraph" style:parent-style-name="Standard">
      <style:paragraph-properties fo:margin-top="0cm" fo:margin-bottom="0.353cm" fo:line-height="115%" fo:text-align="start" style:justify-single-word="false"/>
      <style:text-properties style:use-window-font-color="true" style:font-name="Arial" fo:font-size="12pt" fo:font-weight="bold" fo:background-color="transparent" style:font-name-asian="Arial" style:font-name-complex="Arial"/>
    </style:style>
    <style:style style:name="P22" style:family="paragraph" style:parent-style-name="Standard" style:list-style-name="L7">
      <style:paragraph-properties fo:margin-top="0cm" fo:margin-bottom="0.353cm" fo:line-height="115%" fo:text-align="start" style:justify-single-word="false"/>
      <style:text-properties style:use-window-font-color="true" style:font-name="Arial" fo:font-size="12pt" fo:font-weight="bold" fo:background-color="transparent" style:font-name-asian="Arial" style:font-name-complex="Arial"/>
    </style:style>
    <style:style style:name="P23" style:family="paragraph" style:parent-style-name="Standard">
      <style:paragraph-properties fo:margin-top="0cm" fo:margin-bottom="0.353cm" fo:line-height="115%" fo:text-align="justify" style:justify-single-word="false"/>
      <style:text-properties style:use-window-font-color="true" style:font-name="Arial" fo:font-size="12pt" fo:font-weight="bold" fo:background-color="transparent" style:font-name-asian="Arial" style:font-name-complex="Arial"/>
    </style:style>
    <style:style style:name="P24" style:family="paragraph" style:parent-style-name="Standard">
      <style:paragraph-properties fo:margin-top="0cm" fo:margin-bottom="0.353cm" fo:line-height="115%" fo:text-align="justify" style:justify-single-word="false"/>
    </style:style>
    <style:style style:name="P25" style:family="paragraph" style:parent-style-name="Standard" style:list-style-name="L3">
      <style:paragraph-properties fo:margin-top="0cm" fo:margin-bottom="0.353cm" fo:line-height="115%" fo:text-align="justify" style:justify-single-word="false"/>
    </style:style>
    <style:style style:name="P26" style:family="paragraph" style:parent-style-name="Standard" style:list-style-name="L9">
      <style:paragraph-properties fo:margin-top="0cm" fo:margin-bottom="0.353cm" fo:line-height="115%" fo:text-align="justify" style:justify-single-word="false"/>
    </style:style>
    <style:style style:name="P27" style:family="paragraph" style:parent-style-name="Standard" style:list-style-name="L10">
      <style:paragraph-properties fo:margin-top="0cm" fo:margin-bottom="0.353cm" fo:line-height="115%" fo:text-align="justify" style:justify-single-word="false"/>
    </style:style>
    <style:style style:name="P28" style:family="paragraph" style:parent-style-name="Standard" style:list-style-name="L4">
      <style:paragraph-properties fo:margin-top="0cm" fo:margin-bottom="0.353cm" fo:line-height="115%" fo:text-align="start" style:justify-single-word="false"/>
    </style:style>
    <style:style style:name="P29" style:family="paragraph" style:parent-style-name="Standard" style:list-style-name="L5">
      <style:paragraph-properties fo:margin-top="0cm" fo:margin-bottom="0.353cm" fo:line-height="115%" fo:text-align="start" style:justify-single-word="false"/>
    </style:style>
    <style:style style:name="P30" style:family="paragraph" style:parent-style-name="Standard" style:list-style-name="L6">
      <style:paragraph-properties fo:margin-top="0cm" fo:margin-bottom="0.353cm" fo:line-height="115%" fo:text-align="start" style:justify-single-word="false"/>
    </style:style>
    <style:style style:name="P31" style:family="paragraph" style:parent-style-name="Standard" style:list-style-name="L7">
      <style:paragraph-properties fo:margin-top="0cm" fo:margin-bottom="0.353cm" fo:line-height="115%" fo:text-align="start" style:justify-single-word="false"/>
    </style:style>
    <style:style style:name="P32" style:family="paragraph" style:parent-style-name="Standard" style:list-style-name="L8">
      <style:paragraph-properties fo:margin-top="0cm" fo:margin-bottom="0.353cm" fo:line-height="115%" fo:text-align="start" style:justify-single-word="false"/>
    </style:style>
    <style:style style:name="P33" style:family="paragraph" style:parent-style-name="Standard" style:list-style-name="L11">
      <style:paragraph-properties fo:margin-top="0cm" fo:margin-bottom="0.353cm" fo:line-height="115%" fo:text-align="start" style:justify-single-word="false"/>
    </style:style>
    <style:style style:name="P34" style:family="paragraph" style:parent-style-name="Standard" style:list-style-name="L12">
      <style:paragraph-properties fo:margin-top="0cm" fo:margin-bottom="0.353cm" fo:line-height="115%" fo:text-align="start" style:justify-single-word="false"/>
    </style:style>
    <style:style style:name="P35" style:family="paragraph" style:parent-style-name="Standard" style:list-style-name="L13">
      <style:paragraph-properties fo:margin-top="0cm" fo:margin-bottom="0.353cm" fo:line-height="115%" fo:text-align="start" style:justify-single-word="false"/>
    </style:style>
    <style:style style:name="P36" style:family="paragraph" style:parent-style-name="Standard" style:list-style-name="L14">
      <style:paragraph-properties fo:margin-top="0cm" fo:margin-bottom="0.353cm" fo:line-height="115%" fo:text-align="start" style:justify-single-word="false"/>
    </style:style>
    <style:style style:name="P37" style:family="paragraph" style:parent-style-name="Standard" style:list-style-name="L15">
      <style:paragraph-properties fo:margin-top="0cm" fo:margin-bottom="0.353cm" fo:line-height="115%" fo:text-align="start" style:justify-single-word="false"/>
    </style:style>
    <style:style style:name="P38" style:family="paragraph" style:parent-style-name="Standard" style:list-style-name="L16">
      <style:paragraph-properties fo:margin-top="0cm" fo:margin-bottom="0.353cm" fo:line-height="115%" fo:text-align="start" style:justify-single-word="false"/>
    </style:style>
    <style:style style:name="P39" style:family="paragraph" style:parent-style-name="Standard" style:list-style-name="L17">
      <style:paragraph-properties fo:margin-top="0cm" fo:margin-bottom="0.353cm" fo:line-height="115%" fo:text-align="start" style:justify-single-word="false"/>
    </style:style>
    <style:style style:name="P40" style:family="paragraph" style:parent-style-name="Standard" style:list-style-name="L18">
      <style:paragraph-properties fo:margin-top="0cm" fo:margin-bottom="0.353cm" fo:line-height="115%" fo:text-align="start" style:justify-single-word="false"/>
    </style:style>
    <style:style style:name="P41" style:family="paragraph" style:parent-style-name="Standard" style:list-style-name="L19">
      <style:paragraph-properties fo:margin-top="0cm" fo:margin-bottom="0.353cm" fo:line-height="115%" fo:text-align="start" style:justify-single-word="false"/>
    </style:style>
    <style:style style:name="P42" style:family="paragraph" style:parent-style-name="Standard">
      <style:paragraph-properties fo:margin-top="0cm" fo:margin-bottom="0.353cm" fo:line-height="115%" fo:text-align="start" style:justify-single-word="false"/>
      <style:text-properties fo:color="#5a5a5a" style:font-name="Arial" fo:font-size="10pt" fo:font-style="italic" fo:font-weight="bold" fo:background-color="transparent" style:font-name-asian="Arial" style:font-name-complex="Arial"/>
    </style:style>
    <style:style style:name="P43" style:family="paragraph" style:parent-style-name="Standard">
      <style:paragraph-properties fo:margin-top="0cm" fo:margin-bottom="0.353cm" fo:line-height="115%" fo:text-align="start" style:justify-single-word="false"/>
      <style:text-properties fo:color="#ff0000" style:font-name="Arial" fo:font-size="12pt" fo:font-weight="normal" fo:background-color="transparent" style:font-name-asian="Arial" style:font-name-complex="Arial"/>
    </style:style>
    <style:style style:name="P44" style:family="paragraph" style:parent-style-name="Standard">
      <style:paragraph-properties fo:margin-top="0cm" fo:margin-bottom="0.353cm" fo:line-height="115%" fo:text-align="justify" style:justify-single-word="false"/>
      <style:text-properties fo:color="#ff0000" style:font-name="Arial" fo:font-size="12pt" fo:font-weight="normal" fo:background-color="transparent" style:font-name-asian="Arial" style:font-name-complex="Arial"/>
    </style:style>
    <style:style style:name="P45" style:family="paragraph" style:parent-style-name="Standard" style:list-style-name="L23">
      <style:paragraph-properties fo:margin-top="0cm" fo:margin-bottom="0.353cm" fo:line-height="115%" fo:text-align="justify" style:justify-single-word="false"/>
      <style:text-properties fo:color="#ff0000" style:font-name="Arial" fo:font-size="12pt" fo:font-weight="normal" fo:background-color="transparent" style:font-name-asian="Arial" style:font-weight-asian="normal" style:font-name-complex="Arial" style:font-weight-complex="normal"/>
    </style:style>
    <style:style style:name="P46" style:family="paragraph" style:parent-style-name="Standard">
      <style:paragraph-properties fo:margin-top="0cm" fo:margin-bottom="0.353cm" fo:line-height="115%" fo:text-align="start" style:justify-single-word="false"/>
      <style:text-properties fo:color="#ff0000" style:font-name="Arial" fo:font-size="12pt" fo:font-weight="bold" fo:background-color="transparent" style:font-name-asian="Arial" style:font-size-asian="12pt" style:font-name-complex="Arial" style:font-size-complex="12pt"/>
    </style:style>
    <style:style style:name="P47" style:family="paragraph" style:parent-style-name="Standard">
      <style:paragraph-properties fo:margin-top="0cm" fo:margin-bottom="0.353cm" fo:line-height="115%" fo:text-align="justify" style:justify-single-word="false"/>
      <style:text-properties fo:color="#ff0000"/>
    </style:style>
    <style:style style:name="P48" style:family="paragraph" style:parent-style-name="Standard">
      <style:paragraph-properties fo:margin-top="0cm" fo:margin-bottom="0.353cm" fo:line-height="115%" fo:text-align="justify" style:justify-single-word="false" fo:break-before="page"/>
    </style:style>
    <style:style style:name="P49" style:family="paragraph" style:parent-style-name="Standard">
      <style:paragraph-properties fo:margin-left="0cm" fo:margin-right="0cm" fo:margin-top="0cm" fo:margin-bottom="0.353cm" fo:line-height="115%" fo:text-align="center" style:justify-single-word="false" fo:text-indent="0.635cm" style:auto-text-indent="false"/>
      <style:text-properties style:use-window-font-color="true" style:font-name="Arial" fo:font-size="18pt" fo:font-weight="bold" fo:background-color="transparent" style:font-name-asian="Arial" style:font-name-complex="Arial"/>
    </style:style>
    <style:style style:name="P50" style:family="paragraph" style:parent-style-name="Standard">
      <style:paragraph-properties fo:margin-left="0cm" fo:margin-right="0cm" fo:margin-top="0cm" fo:margin-bottom="0.353cm" fo:line-height="115%" fo:text-align="justify" style:justify-single-word="false" fo:text-indent="0.635cm" style:auto-text-indent="false"/>
      <style:text-properties style:use-window-font-color="true" style:font-name="Arial" fo:font-size="18pt" fo:font-weight="bold" fo:background-color="transparent" style:font-name-asian="Arial" style:font-name-complex="Arial"/>
    </style:style>
    <style:style style:name="P51" style:family="paragraph" style:parent-style-name="Standard">
      <style:paragraph-properties fo:margin-left="0cm" fo:margin-right="0cm" fo:margin-top="0cm" fo:margin-bottom="0.353cm" fo:line-height="115%" fo:text-align="center" style:justify-single-word="false" fo:text-indent="0.635cm" style:auto-text-indent="false"/>
      <style:text-properties style:use-window-font-color="true" style:font-name="Arial" fo:font-size="24pt" fo:font-weight="bold" fo:background-color="transparent" style:font-name-asian="Arial" style:font-name-complex="Arial"/>
    </style:style>
    <style:style style:name="P52" style:family="paragraph" style:parent-style-name="Standard">
      <style:paragraph-properties fo:margin-left="0cm" fo:margin-right="0cm" fo:margin-top="0cm" fo:margin-bottom="0.353cm" fo:line-height="115%" fo:text-align="center" style:justify-single-word="false" fo:text-indent="0.635cm" style:auto-text-indent="false"/>
      <style:text-properties style:use-window-font-color="true" style:font-name="Arial" fo:font-size="30pt" fo:font-weight="normal" fo:background-color="transparent" style:font-name-asian="Arial" style:font-name-complex="Arial"/>
    </style:style>
    <style:style style:name="P53" style:family="paragraph" style:parent-style-name="Standard">
      <style:paragraph-properties fo:margin-left="0cm" fo:margin-right="0cm" fo:margin-top="0cm" fo:margin-bottom="0.353cm" fo:line-height="115%" fo:text-align="center" style:justify-single-word="false" fo:text-indent="0.635cm" style:auto-text-indent="false"/>
      <style:text-properties style:use-window-font-color="true" style:font-name="Arial" fo:font-size="14pt" fo:font-weight="bold" fo:background-color="transparent" style:font-name-asian="Arial" style:font-name-complex="Arial"/>
    </style:style>
    <style:style style:name="P54" style:family="paragraph" style:parent-style-name="Standard">
      <style:paragraph-properties fo:margin-left="0cm" fo:margin-right="0cm" fo:margin-top="0cm" fo:margin-bottom="0.353cm" fo:line-height="115%" fo:text-align="justify" style:justify-single-word="false" fo:text-indent="0.635cm" style:auto-text-indent="false"/>
      <style:text-properties style:use-window-font-color="true" style:font-name="Arial" fo:font-size="14pt" fo:font-weight="bold" fo:background-color="transparent" style:font-name-asian="Arial" style:font-name-complex="Arial"/>
    </style:style>
    <style:style style:name="P55" style:family="paragraph" style:parent-style-name="Standard">
      <style:paragraph-properties fo:margin-left="0cm" fo:margin-right="0cm" fo:margin-top="0cm" fo:margin-bottom="0.353cm" fo:line-height="115%" fo:text-align="justify"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P56" style:family="paragraph" style:parent-style-name="Standard">
      <style:paragraph-properties fo:margin-left="0cm" fo:margin-right="0cm" fo:margin-top="0cm" fo:margin-bottom="0.353cm" fo:line-height="115%" fo:text-align="start"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P57" style:family="paragraph" style:parent-style-name="Standard">
      <style:paragraph-properties fo:margin-left="0cm" fo:margin-right="0cm" fo:margin-top="0cm" fo:margin-bottom="0.353cm" fo:line-height="115%" fo:text-align="justify" style:justify-single-word="false" fo:text-indent="0.635cm" style:auto-text-indent="false"/>
      <style:text-properties fo:color="#ff0000" style:font-name="Arial" fo:font-size="12pt" fo:font-weight="normal" fo:background-color="transparent" style:font-name-asian="Arial" style:font-name-complex="Arial"/>
    </style:style>
    <style:style style:name="P58" style:family="paragraph" style:parent-style-name="Standard">
      <style:paragraph-properties fo:margin-left="0cm" fo:margin-right="0cm" fo:margin-top="0cm" fo:margin-bottom="0.353cm" fo:line-height="115%" fo:text-align="justify" style:justify-single-word="false" fo:text-indent="0.635cm" style:auto-text-indent="false"/>
      <style:text-properties fo:color="#ff0000" style:font-name="Arial" fo:font-size="12pt" fo:font-weight="bold" fo:background-color="transparent" style:font-name-asian="Arial" style:font-size-asian="12pt" style:font-name-complex="Arial" style:font-size-complex="12pt"/>
    </style:style>
    <style:style style:name="P59" style:family="paragraph" style:parent-style-name="Standard">
      <style:paragraph-properties fo:margin-left="0cm" fo:margin-right="0cm" fo:margin-top="0cm" fo:margin-bottom="0.353cm" fo:line-height="115%" fo:text-align="justify" style:justify-single-word="false" fo:text-indent="0.635cm" style:auto-text-indent="false"/>
      <style:text-properties fo:color="#ff0000"/>
    </style:style>
    <style:style style:name="P60" style:family="paragraph" style:parent-style-name="Standard">
      <style:paragraph-properties fo:margin-left="0cm" fo:margin-right="0cm" fo:margin-top="0cm" fo:margin-bottom="0.353cm" fo:line-height="115%" fo:text-align="justify" style:justify-single-word="false" fo:text-indent="0.635cm" style:auto-text-indent="false"/>
    </style:style>
    <style:style style:name="P61" style:family="paragraph" style:parent-style-name="Standard" style:list-style-name="L1">
      <style:paragraph-properties fo:margin-left="0.635cm" fo:margin-right="0cm" fo:margin-top="0cm" fo:margin-bottom="0.353cm" fo:line-height="115%" fo:text-align="justify" style:justify-single-word="false" fo:text-indent="-0.635cm" style:auto-text-indent="false"/>
      <style:text-properties style:use-window-font-color="true" style:font-name="Arial" fo:font-size="18pt" fo:font-weight="bold" fo:background-color="transparent" style:font-name-asian="Arial" style:font-name-complex="Arial"/>
    </style:style>
    <style:style style:name="P62" style:family="paragraph" style:parent-style-name="Standard" style:list-style-name="L2">
      <style:paragraph-properties fo:margin-left="0.635cm" fo:margin-right="0cm" fo:margin-top="0cm" fo:margin-bottom="0.353cm" fo:line-height="115%" fo:text-align="justify" style:justify-single-word="false" fo:text-indent="-0.635cm" style:auto-text-indent="false"/>
      <style:text-properties style:use-window-font-color="true" style:font-name="Arial" fo:font-size="18pt" fo:font-weight="bold" fo:background-color="transparent" style:font-name-asian="Arial" style:font-name-complex="Arial"/>
    </style:style>
    <style:style style:name="P63" style:family="paragraph" style:parent-style-name="Standard" style:list-style-name="L20">
      <style:paragraph-properties fo:margin-left="0.635cm" fo:margin-right="0cm" fo:margin-top="0cm" fo:margin-bottom="0.353cm" fo:line-height="115%" fo:text-align="justify" style:justify-single-word="false" fo:text-indent="-0.635cm" style:auto-text-indent="false"/>
      <style:text-properties style:use-window-font-color="true" style:font-name="Arial" fo:font-size="18pt" fo:font-weight="bold" fo:background-color="transparent" style:font-name-asian="Arial" style:font-name-complex="Arial"/>
    </style:style>
    <style:style style:name="P64" style:family="paragraph" style:parent-style-name="Standard" style:list-style-name="L29">
      <style:paragraph-properties fo:margin-left="0.635cm" fo:margin-right="0cm" fo:margin-top="0cm" fo:margin-bottom="0.353cm" fo:line-height="115%" fo:text-align="justify" style:justify-single-word="false" fo:text-indent="-0.635cm" style:auto-text-indent="false"/>
      <style:text-properties style:use-window-font-color="true" style:font-name="Arial" fo:font-size="18pt" fo:font-weight="bold" fo:background-color="transparent" style:font-name-asian="Arial" style:font-name-complex="Arial"/>
    </style:style>
    <style:style style:name="P65" style:family="paragraph" style:parent-style-name="Standard" style:list-style-name="L30">
      <style:paragraph-properties fo:margin-left="0.635cm" fo:margin-right="0cm" fo:margin-top="0cm" fo:margin-bottom="0.353cm" fo:line-height="115%" fo:text-align="justify" style:justify-single-word="false" fo:text-indent="-0.635cm" style:auto-text-indent="false"/>
      <style:text-properties style:use-window-font-color="true" style:font-name="Arial" fo:font-size="18pt" fo:font-weight="bold" fo:background-color="transparent" style:font-name-asian="Arial" style:font-name-complex="Arial"/>
    </style:style>
    <style:style style:name="P66" style:family="paragraph" style:parent-style-name="Standard" style:list-style-name="L1">
      <style:paragraph-properties fo:margin-left="0.635cm" fo:margin-right="0cm" fo:margin-top="0cm" fo:margin-bottom="0.353cm" fo:line-height="115%" fo:text-align="justify"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P67" style:family="paragraph" style:parent-style-name="Standard">
      <style:paragraph-properties fo:margin-left="1.905cm" fo:margin-right="0cm" fo:margin-top="0cm" fo:margin-bottom="0.353cm"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68" style:family="paragraph" style:parent-style-name="Standard">
      <style:paragraph-properties fo:margin-left="1.27cm" fo:margin-right="0cm" fo:margin-top="0cm" fo:margin-bottom="0.353cm" fo:line-height="115%" fo:text-align="justify"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P69" style:family="paragraph" style:parent-style-name="Standard">
      <style:paragraph-properties fo:margin-left="1.27cm" fo:margin-right="0cm" fo:margin-top="0cm" fo:margin-bottom="0.353cm" fo:line-height="115%" fo:text-align="justify" style:justify-single-word="false" fo:text-indent="0.635cm" style:auto-text-indent="false"/>
      <style:text-properties style:use-window-font-color="true" style:font-name="Arial" fo:font-size="12pt" fo:font-weight="bold" fo:background-color="transparent" style:font-name-asian="Arial" style:font-name-complex="Arial"/>
    </style:style>
    <style:style style:name="P70" style:family="paragraph" style:parent-style-name="Standard" style:list-style-name="L20">
      <style:paragraph-properties fo:margin-left="0.635cm" fo:margin-right="0cm" fo:margin-top="0cm" fo:margin-bottom="0.353cm" fo:line-height="115%" fo:text-align="justify" style:justify-single-word="false" fo:text-indent="0cm" style:auto-text-indent="false"/>
      <style:text-properties style:use-window-font-color="true" style:font-name="Arial" fo:font-size="14pt" fo:font-weight="bold" fo:background-color="transparent" style:font-name-asian="Arial" style:font-name-complex="Arial"/>
    </style:style>
    <style:style style:name="P71" style:family="paragraph" style:parent-style-name="Standard" style:list-style-name="L31">
      <style:paragraph-properties fo:margin-left="-1.27cm" fo:margin-right="0cm" fo:margin-top="0cm" fo:margin-bottom="0.353cm" fo:line-height="115%" fo:text-align="justify" style:justify-single-word="false" fo:text-indent="1.27cm" style:auto-text-indent="false"/>
      <style:text-properties style:use-window-font-color="true" style:font-name="Arial" fo:font-size="12pt" fo:font-weight="normal" fo:background-color="transparent" style:font-name-asian="Arial" style:font-name-complex="Arial"/>
    </style:style>
    <style:style style:name="P72" style:family="paragraph" style:parent-style-name="Standard">
      <style:paragraph-properties fo:margin-left="0cm" fo:margin-right="0cm" fo:margin-top="0cm" fo:margin-bottom="0.353cm" fo:line-height="115%" fo:text-align="start" style:justify-single-word="false" fo:text-indent="0cm" style:auto-text-indent="false"/>
      <style:text-properties fo:color="#ff0000" style:font-name="Arial" fo:font-size="12pt" fo:font-weight="normal" fo:background-color="transparent" style:font-name-asian="Arial" style:font-weight-asian="normal" style:font-name-complex="Arial" style:font-weight-complex="normal"/>
    </style:style>
    <style:style style:name="P73" style:family="paragraph" style:parent-style-name="Standard">
      <style:paragraph-properties fo:margin-left="0cm" fo:margin-right="0cm" fo:margin-top="0cm" fo:margin-bottom="0.353cm" fo:line-height="115%" fo:text-align="justify" style:justify-single-word="false" fo:text-indent="0cm" style:auto-text-indent="false"/>
      <style:text-properties fo:color="#ff0000" style:font-name="Arial" fo:font-size="12pt" fo:font-weight="normal" fo:background-color="transparent" style:font-name-asian="Arial" style:font-name-complex="Arial"/>
    </style:style>
    <style:style style:name="T1" style:family="text">
      <style:text-properties style:use-window-font-color="true" style:font-name="Arial" fo:font-size="14pt" fo:font-weight="bold" fo:background-color="transparent" style:font-name-asian="Arial" style:font-name-complex="Arial"/>
    </style:style>
    <style:style style:name="T2" style:family="text">
      <style:text-properties style:use-window-font-color="true" style:font-name="Arial" fo:font-size="12pt" fo:font-weight="normal" fo:background-color="transparent" style:font-name-asian="Arial" style:font-name-complex="Arial"/>
    </style:style>
    <style:style style:name="T3" style:family="text">
      <style:text-properties style:use-window-font-color="true" style:font-name="Arial" fo:font-size="12pt" fo:font-weight="bold" fo:background-color="transparent" style:font-name-asian="Arial" style:font-name-complex="Arial"/>
    </style:style>
    <style:style style:name="T4" style:family="text">
      <style:text-properties fo:color="#ff0000"/>
    </style:style>
    <style:style style:name="T5" style:family="text">
      <style:text-properties fo:color="#ff0000" style:font-name="Arial" fo:font-size="12pt" fo:font-weight="normal" fo:background-color="transparent" style:font-name-asian="Arial" style:font-name-complex="Arial"/>
    </style:style>
    <style:style style:name="T6" style:family="text">
      <style:text-properties style:font-name="Arial" fo:font-size="12pt" fo:font-weight="normal" fo:background-color="transparent" style:font-name-asian="Arial" style:font-name-complex="Arial"/>
    </style:style>
    <style:style style:name="T7" style:family="text">
      <style:text-properties fo:font-weight="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9">Projet tutoré :</text:p>
      <text:p text:style-name="P51"><text:line-break/>Évaluation semi-automatique des projets</text:p>
      <text:p text:style-name="P52"><text:line-break/>Étude préalable</text:p>
      <text:p text:style-name="P53"><text:line-break/>Enseignant responsable : Philippe Dosch</text:p>
      <text:p text:style-name="P55"/>
      <text:p text:style-name="P50"/>
      <text:p text:style-name="P58"><text:s/>Il faut préciser d'avantage ce qui va être produit à la fin du premier cycle.</text:p>
      <text:p text:style-name="P46"/>
      <text:p text:style-name="P3"/>
      <text:p text:style-name="P3"/>
      <text:p text:style-name="P5">Table des matières</text:p>
      <text:p text:style-name="P50"/>
      <text:p text:style-name="P55"/>
      <text:p text:style-name="P55"/>
      <text:p text:style-name="P55"/>
      <text:p text:style-name="P50"><text:s/></text:p>
      <text:list xml:id="list27429759" text:style-name="L1">
        <text:list-item>
          <text:p text:style-name="P61">Introduction</text:p>
        </text:list-item>
        <text:list-item>
          <text:p text:style-name="P66">À travers l’étude préalable de notre projet, nous avons dégagé diverses fonctionnalités. Néanmoins, nous étions loin d’être parvenus à une liste exhaustive, condition nécessaire afin de mener à bien ce projet. Par ailleurs, les <text:soft-page-break/>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 </text:p>
        </text:list-item>
      </text:list>
      <text:p text:style-name="P57">Il faudrait un paragraphe qui rappelle le contenu du projet, qui est un résumé synthétique des grandes fonctionnalités du projet.</text:p>
      <text:list xml:id="list27437727" text:style-name="L2">
        <text:list-item>
          <text:p text:style-name="P62">Liste des fonctionnalités</text:p>
        </text:list-item>
      </text:list>
      <text:p text:style-name="P55"/>
      <text:p text:style-name="P55">Après mûres réflexions, nous sommes parvenus à dresser une liste de fonctionnalités exhaustive, que nous allons vous présenter de façon à respecter la chronologie des événements.</text:p>
      <text:p text:style-name="P54"><text:line-break/>Récupération et décompression</text:p>
      <text:list xml:id="list27444707" text:style-name="L3">
        <text:list-item>
          <text:p text:style-name="P25"><text:span text:style-name="T3">Fournir une hiérarchie de fichiers décompressés ordonnée<text:line-break/></text:span><text:span text:style-name="T2">Cette fonctionnalité consiste à fournir une archive comportant l’ensemble des projets étudiants.</text:span></text:p>
        </text:list-item>
      </text:list>
      <text:p text:style-name="P67"/>
      <text:list xml:id="list27441654" text:style-name="L4">
        <text:list-item>
          <text:p text:style-name="P28"><text:span text:style-name="T3">Générer un fichier avec le nom et prénom des étudiants n’ayant pas rendu le projet</text:span><text:span text:style-name="T2"><text:line-break/>Ici, nous chercherons à identifier les étudiants qui n’ont pas rendu le projet, ainsi que ceux qui l’ont rendu en retard (si cela est possible).</text:span></text:p>
        </text:list-item>
      </text:list>
      <text:p text:style-name="P6">Analyse</text:p>
      <text:p text:style-name="P11">On peut regrouper les fonctionnalités de cette partie de façon chronologique.<text:line-break/><text:line-break/>1) Fonctionnalités applicables sans prérequis (phase 1) : </text:p>
      <text:list xml:id="list27441469" text:style-name="L5">
        <text:list-item>
          <text:p text:style-name="P29"><text:span text:style-name="T3">Nombre de lignes total<text:line-break/></text:span><text:span text:style-name="T2">Cette fonctionnalité consiste à fournir une archive comportant l’ensemble des projets étudiants. Nous afficherons ici le nombre total de lignes (vides ou non) du programme.</text:span></text:p>
        </text:list-item>
      </text:list>
      <text:p text:style-name="P72"/>
      <text:list xml:id="list27434193" text:style-name="L6">
        <text:list-item>
          <text:p text:style-name="P30"><text:span text:style-name="T3">Nombre de lignes de code par fichier</text:span><text:span text:style-name="T2"><text:line-break/>Ici, nous comptons juste le nombre de ligne</text:span><text:span text:style-name="T5">s</text:span><text:span text:style-name="T2"> de code, c’est-à-dire les lignes strictement nécessaires à la compilation et à l’exécution du programme</text:span></text:p>
        </text:list-item>
      </text:list>
      <text:p text:style-name="P67"/>
      <text:list xml:id="list27448882" text:style-name="L7">
        <text:list-item>
          <text:p text:style-name="P31"><text:soft-page-break/><text:span text:style-name="T3">Nombre de lignes de documentation<text:line-break/></text:span><text:span text:style-name="T2">Contrairement à la fonctionnalité précédente, ici nous compterons toutes les lignes nécessaires à la compréhension du programme : commentaires, voire documentation spécifique selon le langage (Javadoc par exemple).<text:line-break/> </text:span></text:p>
        </text:list-item>
        <text:list-item>
          <text:p text:style-name="P22"/>
        </text:list-item>
        <text:list-item>
          <text:p text:style-name="P31"><text:span text:style-name="T3">Nombre de classes / Interfaces *<text:line-break/></text:span><text:span text:style-name="T2">Nous compterons ici le nombre de classes et d’interfaces du programme fourni par l’étudiant.</text:span></text:p>
        </text:list-item>
      </text:list>
      <text:p text:style-name="P67"/>
      <text:list xml:id="list27447200" text:style-name="L8">
        <text:list-item>
          <text:p text:style-name="P32"><text:span text:style-name="T3">Nombre de méthodes par objet *<text:line-break/></text:span><text:span text:style-name="T2">Nous compterons ici le nombre de méthode</text:span><text:span text:style-name="T5">s </text:span><text:span text:style-name="T2">appartenant à un objet.<text:line-break/></text:span></text:p>
        </text:list-item>
        <text:list-item>
          <text:p text:style-name="P32"><text:span text:style-name="T3">Nombre total de méthodes *<text:line-break/></text:span><text:span text:style-name="T2">Contrairement à la fonctionnalité ci-dessus, nous compterons ici l’ensemble des méthodes du programme de l’étudiant</text:span></text:p>
        </text:list-item>
      </text:list>
      <text:p text:style-name="P67"/>
      <text:list xml:id="list27441218" text:style-name="L9">
        <text:list-item>
          <text:p text:style-name="P26"><text:span text:style-name="T3">Nombre de lignes dépassant un certain nombre de caractères (« ligne à rallonge ») </text:span><text:span text:style-name="T2"><text:line-break/>Permet de compter le nombre de ligne</text:span><text:span text:style-name="T5">s</text:span><text:span text:style-name="T2"> trop longue</text:span><text:span text:style-name="T5">s</text:span><text:span text:style-name="T2">, influent ainsi sur la propreté et la netteté du code source de l’étudiant.</text:span></text:p>
        </text:list-item>
      </text:list>
      <text:p text:style-name="P68"/>
      <text:list xml:id="list27452036" text:style-name="L10">
        <text:list-item>
          <text:p text:style-name="P27"><text:span text:style-name="T3">Moyenne et écart-type de tous les critères précédents.<text:line-break/></text:span><text:span text:style-name="T2">Tous les résultats précédents seraient donc utilisés comme ressource statistique afin de fournir des données claires et intelligibles sur les différences entre les projets des étudiants.</text:span></text:p>
        </text:list-item>
      </text:list>
      <text:p text:style-name="P11"><text:line-break/>* Dans le cas de langages où ces concepts existent.<text:line-break/></text:p>
      <text:p text:style-name="P43">Existe-t-il des indicateurs (statistiques) générales ? </text:p>
      <text:p text:style-name="P43">Ex : « un programme JAVA bien commenté comprend au moins XX % de commentaire »</text:p>
      <text:p text:style-name="P43">On peut imaginer par exemple que votre application mémorise l'historique des résultats de tous les projets afin de consolider ces statistiques.</text:p>
      <text:p text:style-name="P11"><text:line-break/>2) Fonctionnalités exploitables après construction de la ressource principale visée par le projet étudiant (phase 2) :</text:p>
      <text:list xml:id="list27446861" text:style-name="L11">
        <text:list-item>
          <text:p text:style-name="P33"><text:soft-page-break/><text:span text:style-name="T3">Informations sur la compilation, l’exécution ou l’interprétation <text:line-break/></text:span><text:span text:style-name="T2">Encore une fois tout dépend du langage, mais le correcteur visualisera toutes les sorties, erreurs ou avertissements générés par ces étapes.</text:span></text:p>
        </text:list-item>
      </text:list>
      <text:p text:style-name="P67"/>
      <text:list xml:id="list27428348" text:style-name="L12">
        <text:list-item>
          <text:p text:style-name="P34"><text:span text:style-name="T3">Liste claire des éventuels avertissements<text:line-break/></text:span><text:span text:style-name="T2">Selon le langage, un regroupement sous forme textuelle des avertissements générés par le compilateur, le programme lui-même ou l’interpréteur.</text:span></text:p>
        </text:list-item>
      </text:list>
      <text:p text:style-name="P69"/>
      <text:list xml:id="list27454549" text:style-name="L13">
        <text:list-item>
          <text:p text:style-name="P35"><text:span text:style-name="T3">Nombre de fichiers générés (pour les langages compilés) <text:line-break/></text:span><text:span text:style-name="T2">Le nombre de fichiers générés par l’étape de compilation.</text:span></text:p>
        </text:list-item>
      </text:list>
      <text:p text:style-name="P14"/>
      <text:p text:style-name="P14"><text:s/></text:p>
      <text:p text:style-name="P11"/>
      <text:p text:style-name="P14">3) Fonctionnalités réalisables après exécution des 2 phases précédentes (phase finale):</text:p>
      <text:list xml:id="list27445952" text:style-name="L14">
        <text:list-item>
          <text:p text:style-name="P36"><text:span text:style-name="T3">Tests unitaires<text:line-break/></text:span><text:span text:style-name="T2">Les tests unitaires fournis serviront à l’enseignant en lui indiquant clairement les résultats, au travers des traces d'exécution.</text:span></text:p>
        </text:list-item>
      </text:list>
      <text:list xml:id="list27437701" text:style-name="L15">
        <text:list-item>
          <text:p text:style-name="P37"><text:span text:style-name="T3">Utilisation de la mémoire</text:span><text:span text:style-name="T2"><text:line-break/>Cette fonctionnalité permettrait de connaître la quantité de mémoire utilisée lors de l’exécution du programme de l’étudiant, nous donnant ainsi des informations relatives sur son degré d’optimisation.</text:span></text:p>
        </text:list-item>
      </text:list>
      <text:p text:style-name="P68"/>
      <text:list xml:id="list27433198" text:style-name="L16">
        <text:list-item>
          <text:p text:style-name="P38"><text:span text:style-name="T3">Code coverage<text:line-break/></text:span><text:span text:style-name="T2">Ce système permet de connaître le pourcentage de code qui a été couvert par les tests unitaires, information très utile pour le correcteur.</text:span></text:p>
        </text:list-item>
      </text:list>
      <text:p text:style-name="P68"/>
      <text:list xml:id="list27440499" text:style-name="L17">
        <text:list-item>
          <text:p text:style-name="P39"><text:span text:style-name="T3">Timeout, temps d’exécution<text:line-break/></text:span><text:span text:style-name="T2">La mise en place d’un timeout permettrait de donner une indication à l’enseignant. En effet, au-delà d’un certain temps d’exécution, si le programme n’est toujours pas lancé, l’enseignant peut estimer que le programme n’est pas conforme à ce qu’il attendait. </text:span></text:p>
        </text:list-item>
      </text:list>
      <text:p text:style-name="P57">Pour certaines fonctionnalités, ne peut-on pas définir des indicateurs ?</text:p>
      <text:p text:style-name="P57">Ex : « Moins de 4 sec pour un accès à la base de données pour une transaction en temps réel », « % de mémoire maximum utilisé pour un programme exécuté dans les conditions suivantes ... »</text:p>
      <text:p text:style-name="P8"><text:soft-page-break/>Génération de la feuille de calcul</text:p>
      <text:list xml:id="list274356201" text:style-name="L18">
        <text:list-item>
          <text:p text:style-name="P40"><text:span text:style-name="T3">Sortir des résultats d’analyse <text:line-break/></text:span><text:span text:style-name="T2">Cette fonctionnalité permet de générer une feuille de calculs avec tous les résultats obtenus grâce aux diverses fonctionnalités de l’analyse </text:span><text:span text:style-name="T5">(par rapport aux indicateurs)</text:span></text:p>
        </text:list-item>
      </text:list>
      <text:p text:style-name="P67"/>
      <text:list xml:id="list27456419" text:style-name="L19">
        <text:list-item>
          <text:p text:style-name="P41"><text:span text:style-name="T3">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item>
          <text:p text:style-name="P12"><text:s/></text:p>
        </text:list-item>
      </text:list>
      <text:p text:style-name="P42"/>
      <text:list xml:id="list27448428" text:style-name="L20">
        <text:list-item>
          <text:p text:style-name="P63">Acteurs - Cas d’utilisations</text:p>
        </text:list-item>
        <text:list-item>
          <text:p text:style-name="P70">Les acteurs</text:p>
        </text:list-item>
      </text:list>
      <text:p text:style-name="P14">Définir les acteurs de notre projet va permettre de connaître l’origine des différentes actions et interactions au cours de l’utilisation de l'environnement de correction.</text:p>
      <text:p text:style-name="P1"><text:span text:style-name="T2">Dans un premier temps, </text:span><text:span text:style-name="T3">l'environnement de correction</text:span><text:span text:style-name="T2"> (le programme) représentera l’un des acteurs centraux. Il sera le coeur des interactions utilisateur.</text:span></text:p>
      <text:p text:style-name="P1"><text:span text:style-name="T2">Le projet à développer s’adressant en premier temps à </text:span><text:span text:style-name="T3">l’enseignant correcteur</text:span><text:span text:style-name="T2">, il apparaît clairement que ce dernier est l’acteur essentiel du projet.</text:span></text:p>
      <text:p text:style-name="P14">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p>
      <text:p text:style-name="P44">Il faudra faire la liste exhaustive des données à fournir, classées par fonctionnalité.</text:p>
      <text:p text:style-name="P1"><text:span text:style-name="T2">Le dernier acteur dont il faudra tenir compte est </text:span><text:span text:style-name="T3">le projet informatique. </text:span><text:span text:style-name="T2">Une partie des résultats de l’analyse sera la conséquence des actions entre l’environnement de correction et un projet informatique.</text:span></text:p>
      <text:p text:style-name="P14"><text:s/></text:p>
      <text:p text:style-name="P55"/>
      <text:list xml:id="list27436108" text:style-name="L21">
        <text:list-item>
          <text:p text:style-name="P7">Les cas d’utilisation<text:line-break/></text:p>
        </text:list-item>
      </text:list>
      <text:p text:style-name="P1"><text:span text:style-name="T3">Cas d’utilisation :</text:span><text:span text:style-name="T2"> Lancement de la correction semi-automatique</text:span></text:p>
      <text:p text:style-name="P1"><text:soft-page-break/><draw:frame draw:style-name="fr1" draw:name="1" text:anchor-type="as-char" svg:width="17.043cm" style:rel-width="scale" svg:height="9.296cm" style:rel-height="scale" draw:z-index="0"><draw:object-ole xlink:href="./OleObj1" xlink:type="simple" xlink:show="embed" xlink:actuate="onLoad"/><draw:image xlink:href="./ObjectReplacements/OleObj1" xlink:type="simple" xlink:show="embed" xlink:actuate="onLoad"/></draw:frame><text:span text:style-name="T2">Ce cas d’utilisation représente le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47"><text:span text:style-name="T6">D'accord pour l'organisation générale des opérations.</text:span></text:p>
      <text:p text:style-name="P47"><text:span text:style-name="T6">Il y a un lien entre l'enseignant et le cas « Généralisation de la feuille de calcul » dont il faudrait préciser la nature. Pourquoi est-il en pointillé ? Ne serait-ce pas une flèche pleine ?</text:span></text:p>
      <text:p text:style-name="P23">Préconditions : </text:p>
      <text:list xml:id="list27430057" text:style-name="L22">
        <text:list-item>
          <text:p text:style-name="P15">Pouvoir exécuter les programmes dans le langage du projet informatique donné (Java, Ruby, C, etc.)</text:p>
        </text:list-item>
      </text:list>
      <text:p text:style-name="P23">Post-conditions : </text:p>
      <text:list xml:id="list27450215" text:style-name="L23">
        <text:list-item>
          <text:p text:style-name="P16">Tous les projets informatiques ont été semi-évalués par l’environnement de correction</text:p>
        </text:list-item>
        <text:list-item>
          <text:p text:style-name="P45">Rapports fournis ?</text:p>
        </text:list-item>
      </text:list>
      <text:p text:style-name="P21">Variantes :</text:p>
      <text:list xml:id="list27432205" text:style-name="L24">
        <text:list-item>
          <text:p text:style-name="P13">L’enseignant peut ajouter ses propres critères et <text:span text:style-name="T4">a</text:span> la possibilité de les noter en visualisant les projets. <text:span text:style-name="T4">(Cela n'apparaît pas dans le diagramme de cas)</text:span></text:p>
        </text:list-item>
      </text:list>
      <text:p text:style-name="P1"><text:span text:style-name="T3"/></text:p>
      <text:p text:style-name="P48"><text:span text:style-name="T3">Cas d’utilisation :</text:span><text:span text:style-name="T2"> Fournir les données nécessaires à l’analyse</text:span></text:p>
      <text:p text:style-name="P1"><draw:frame draw:style-name="fr1" draw:name="2" text:anchor-type="as-char" svg:width="15.824cm" style:rel-width="scale" svg:height="12.37cm" style:rel-height="scale" draw:z-index="1"><draw:object-ole xlink:href="./OleObj2" xlink:type="simple" xlink:show="embed" xlink:actuate="onLoad"/><draw:image xlink:href="./ObjectReplacements/OleObj2" xlink:type="simple" xlink:show="embed" xlink:actuate="onLoad"/></draw:frame><text:span text:style-name="T2">Ce </text:span><text:span text:style-name="T5">Ce</text:span><text:span text:style-name="T2"> cas d’utilisation montre avec plus de détails l’étape préparant les données afin de lancer l’analyse. </text:span></text:p>
      <text:p text:style-name="P73">Le cas « Créer un projet type » devrait être expliqué plus précisément.</text:p>
      <text:p text:style-name="P1"><text:span text:style-name="T3"/></text:p>
      <text:p text:style-name="P1"><text:span text:style-name="T3">Cas d’utilisation :</text:span><text:span text:style-name="T2"> Analyse du projet</text:span></text:p>
      <text:p text:style-name="P55">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4">s</text:span> construits avec réussite …)</text:p>
      <text:p text:style-name="P23">Préconditions :</text:p>
      <text:list xml:id="list27426508" text:style-name="L25">
        <text:list-item>
          <text:p text:style-name="P17">Avoir décompressé les projets informatiques</text:p>
        </text:list-item>
        <text:list-item>
          <text:p text:style-name="P17">Pouvoir exécuter les programmes dans le langage du projet informatique donné <text:soft-page-break/>(Java, Ruby, C, etc.)</text:p>
        </text:list-item>
      </text:list>
      <text:p text:style-name="P2"><text:span text:style-name="T2"><text:line-break/></text:span><text:span text:style-name="T3">Post-conditions : </text:span></text:p>
      <text:list xml:id="list27437952" text:style-name="L26">
        <text:list-item>
          <text:p text:style-name="P18">Les résultats de l’analyse seront disponibles dans la feuille de calcul.</text:p>
        </text:list-item>
      </text:list>
      <text:p text:style-name="P2"><text:span text:style-name="T2"><text:line-break/></text:span><text:span text:style-name="T3">Variantes : </text:span></text:p>
      <text:list xml:id="list27437294" text:style-name="L27">
        <text:list-item>
          <text:p text:style-name="P19">Certains fichiers peuvent ne pas être exécutés (problème compilation/interprétation), le programme doit analyser les autres si possible.</text:p>
        </text:list-item>
      </text:list>
      <text:p text:style-name="P23">Contraintes : </text:p>
      <text:list xml:id="list27433050" text:style-name="L28">
        <text:list-item>
          <text:p text:style-name="P20">Il est conseillé que l’enseignant correcteur apporte des données supplémentaires afin d’affiner l’analyse (tests unitaires, timeout, commande pour analyser l’utilisation de la mémoire, etc.)</text:p>
        </text:list-item>
      </text:list>
      <text:p text:style-name="P2"><draw:frame draw:style-name="fr1" draw:name="3" text:anchor-type="as-char" svg:width="15.85cm" style:rel-width="scale" svg:height="10.465cm" style:rel-height="scale" draw:z-index="2"><draw:object-ole xlink:href="./OleObj3" xlink:type="simple" xlink:show="embed" xlink:actuate="onLoad"/><draw:image xlink:href="./ObjectReplacements/OleObj3" xlink:type="simple" xlink:show="embed" xlink:actuate="onLoad"/></draw:frame></text:p>
      <text:p text:style-name="P57">Il faudrait orienter les flèches du diagramme de cas.</text:p>
      <text:p text:style-name="P57">Le cas « données extérieures » devait plutôt s'appeler « fournir les données extérieures » et l'acteur « Enseignant » devrait en être à l'origine.</text:p>
      <text:p text:style-name="P55"><text:s/></text:p>
      <text:p text:style-name="P4"/>
      <text:list xml:id="list27432058" text:style-name="L29">
        <text:list-item>
          <text:p text:style-name="P64">Diagramme de séquence</text:p>
        </text:list-item>
      </text:list>
      <text:p text:style-name="P11"><text:soft-page-break/><text:line-break/>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line-break/></text:p>
      <text:p text:style-name="P56">Le diagramme de séquence ci-dessous représente chronologiquement les “grandes” actions entre les différents acteurs de ce projet.<text:line-break/>On peut distinguer trois phases en visualisant le diagramme de séquence, la première phase correspond à la phase de préparation, principalement réalisée par l’enseignant. 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14">La dernière phase du diagramme concerne la visualisation des résultats de l’analyse. L’enseignant <text:span text:style-name="T4">a</text:span> la possibilité de rajouter des critères de notation dans la feuille de calcul <text:s/>ainsi que d’explorer les projets informatiques afin de répondre à ces critères.<text:line-break/><text:line-break/></text:p>
      <text:p text:style-name="P2"><text:soft-page-break/><draw:frame draw:style-name="fr1" draw:name="4" text:anchor-type="as-char" svg:width="15.85cm" style:rel-width="scale" svg:height="21.37cm" style:rel-height="scale" draw:z-index="3"><draw:object-ole xlink:href="./OleObj4" xlink:type="simple" xlink:show="embed" xlink:actuate="onLoad"/><draw:image xlink:href="./ObjectReplacements/OleObj4" xlink:type="simple" xlink:show="embed" xlink:actuate="onLoad"/></draw:frame></text:p>
      <text:p text:style-name="P2"><text:span text:style-name="T5">Il faudrait un libellé aux flèches retour en pointillés</text:span><text:span text:style-name="T2">.</text:span></text:p>
      <text:p text:style-name="P59"><text:span text:style-name="T6">Je suppose que le pavé « Ensemble des projets » représente la boucles sur tous les projets ?</text:span></text:p>
      <text:p text:style-name="P2"><text:span text:style-name="T2"/></text:p>
      <text:list xml:id="list27433038" text:style-name="L30">
        <text:list-item>
          <text:p text:style-name="P65"><text:soft-page-break/>Recensement et évaluation des risques - Vision du produit</text:p>
        </text:list-item>
      </text:list>
      <text:p text:style-name="P14"><text:line-break/>La vision du produit peut être résumée par les réponses à ces 5 questions : </text:p>
      <text:p text:style-name="P23"><text:line-break/>Qui va acheter le produit ? Qui est la cible ?</text:p>
      <text:p text:style-name="P14">Le projet concerne essentiellement les enseignants de matières informatiques, les professeurs des universités où l'informatique est enseignée. </text:p>
      <text:p text:style-name="P1"><text:span text:style-name="T2"><text:line-break/></text:span><text:span text:style-name="T3">A quels besoins le produit va-t-il répondre</text:span><text:span text:style-name="T1"> ?</text:span></text:p>
      <text:p text:style-name="P14">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qu’individuelle des projets rendus par les étudiants.</text:p>
      <text:p text:style-name="P1"><text:span text:style-name="T2"><text:line-break/></text:span><text:span text:style-name="T3">Quelles sont les fonctionnalités critiques pour répondre aux besoins de façon à avoir un produit réussi ?</text:span></text:p>
      <text:p text:style-name="P14">Nous avons dégagé deux fonctionnalités critiques :</text:p>
      <text:list xml:id="list27456869" text:style-name="L31">
        <text:list-item>
          <text:p text:style-name="P71">La mise en place de la partie analytique du projet.</text:p>
        </text:list-item>
        <text:list-item>
          <text:p text:style-name="P71">La mise en place d’une API permettant à l’utilisateur d’ajouter de nouvelles fonctionnalités selon ses besoins.</text:p>
        </text:list-item>
      </text:list>
      <text:p text:style-name="P1"><text:span text:style-name="T2"><text:line-break/></text:span><text:span text:style-name="T3">Comment le produit se situe-t-il par rapport aux produits existants sur le marché (parts de marché, points de ventes, etc.) ?</text:span></text:p>
      <text:p text:style-name="P14">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23"><text:s/></text:p>
      <text:p text:style-name="P21"/>
      <text:p text:style-name="P23">Quel est le délai et quel est le budget dédié pour le développement et la livraison du produit ?</text:p>
      <text:p text:style-name="P14">Le coût du projet se limite aux salaires mensuels de quatre programmeurs, soit environ 12000 €.</text:p>
      <text:p text:style-name="P14"><text:soft-page-break/>En ce qui concerne le délai dédié au développement de notre projet, nous l’estimons d’environ 4 à 5 mois pour obtenir un programme utilisable.</text:p>
      <text:p text:style-name="P8"/>
      <text:list xml:id="list27434386" text:style-name="L32">
        <text:list-item>
          <text:p text:style-name="P9">Risques liés à notre projet </text:p>
        </text:list-item>
      </text:list>
      <text:p text:style-name="P55">Les risques liés à notre projet sont principalement liés aux données nominatives fournies au programme. De plus, la sécurité du système est primordiale, car le comportement des programmes peut être inattendu.</text:p>
      <text:p text:style-name="P55">Afin de pallier ces risques, il ne faudra pas que le programme conserve les données qui lui sont fournies, et qu’il vérifie le comportement du programme à l’aide d’une sorte de sandbox.</text:p>
      <text:p text:style-name="P73">La grande diversité des programmes à analyser et leur spécificité ne sont-elles pas un risque dans le sens où la pertinence de l'analyse risque d'être partielle ?</text:p>
      <text:p text:style-name="P55"/>
      <text:p text:style-name="P55"><text:s/></text:p>
      <text:p text:style-name="P55"/>
      <text:list xml:id="list27452204" text:style-name="L33">
        <text:list-item>
          <text:p text:style-name="P10">Première itération</text:p>
        </text:list-item>
      </text:list>
      <text:p text:style-name="P55">Ce document montre clairement que l’analyse est la partie centrale de notre projet. La première itération devra donc se concentrer sur cette partie.</text:p>
      <text:p text:style-name="P55">Notre première itération portera donc sur le cas d’utilisation “analyse du projet”. En plus d’être longue et difficile, c’est de cette partie que le reste du projet dépendra. Il semblerait par exemple inconcevable de travailler sur la génération des résultats, alors que l’analyse n’est pas fonctionnelle.</text:p>
      <text:p text:style-name="P55">Cette itération va nous mener à réfléchir indirectement à la réalisation de l’API. En effet, l’API sera un outil permettant de personnaliser l’analyse. Il est clair que la première itération devra prendre compte de cette réalisation.</text:p>
      <text:p text:style-name="P73">Concrètement, qu'allez-vous montrer à l'issue de la première itér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12-17T17:50:11.07</dc:date>
    <dc:creator>P Simonetta</dc:creator>
    <meta:editing-duration>PT10H21M23S</meta:editing-duration>
    <meta:editing-cycles>21</meta:editing-cycles>
    <meta:generator>OpenOffice.org/3.3$Win32 OpenOffice.org_project/330m20$Build-9567</meta:generator>
    <meta:document-statistic meta:table-count="0" meta:image-count="0" meta:object-count="4" meta:page-count="12" meta:paragraph-count="117" meta:word-count="2247" meta:character-count="14635"/>
  </office:meta>
</office:document-meta>
</file>